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bb9f" officeooo:paragraph-rsid="0007bb9f"/>
    </style:style>
    <style:style style:name="P2" style:family="paragraph" style:parent-style-name="Standard">
      <style:text-properties fo:font-weight="bold" officeooo:rsid="0007bb9f" officeooo:paragraph-rsid="0007bb9f" style:font-weight-asian="bold" style:font-weight-complex="bold"/>
    </style:style>
    <style:style style:name="T1" style:family="text">
      <style:text-properties officeooo:rsid="0008fa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a7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EBTE LEKTION</text:p>
      <text:p text:style-name="P1">ACHTE LEKTION</text:p>
      <text:p text:style-name="P1"/>
      <text:p text:style-name="P2">Ein Fest</text:p>
      <text:p text:style-name="P1"/>
      <text:p text:style-name="P1">* Viele Leute sind heute abend bei Fischers.</text:p>
      <text:p text:style-name="P1">* Fischers geben eine Party.</text:p>
      <text:p text:style-name="P1">* Man trinkt, tanzt und lacht viel. <text:span text:style-name="T3">1</text:span></text:p>
      <text:p text:style-name="P1">* Alle amüsieren sich gut. Alle?</text:p>
      <text:p text:style-name="P1">* Wer ist die Frau dort? Sie ist ganz allein. </text:p>
      <text:p text:style-name="P1">* Ich möchte wissen, wer sie ist. <text:span text:style-name="T3">2</text:span></text:p>
      <text:p text:style-name="P1">* Anne, wer ist d<text:span text:style-name="T1">i</text:span>e bl<text:span text:style-name="T2">o</text:span>nde Frau dort?</text:p>
      <text:p text:style-name="P1">* Ich weiß nicht. Ich kenne sie nicht.</text:p>
      <text:p text:style-name="P1">Aber ich glaube, sie ist eine Freundin von Frau Fischer.</text:p>
      <text:p text:style-name="P1">* Gut! Ich frage sie...</text:p>
      <text:p text:style-name="P1"/>
      <text:p text:style-name="P1">1-<text:span text:style-name="T3">Viel : </text:span>beaucoup</text:p>
      <text:p text:style-name="P1"><text:span text:style-name="T3">2</text:span>- <text:span text:style-name="T3">Wissen : savoir</text:span></text:p>
      <text:p text:style-name="P1"><text:span text:style-name="T3">3</text:span>- <text:span text:style-name="T3">der Freund, l'ami, die Freundin, l'amie</text:span></text:p>
      <text:p text:style-name="P1"/>
      <text:p text:style-name="P1">*Wer ist die Freundin von Frau Fischer?</text:p>
      <text:p text:style-name="P1">*<text:span text:style-name="T1">Die Leute trinken und lachen.</text:span></text:p>
      <text:p text:style-name="P1">*<text:span text:style-name="T1">Das Kind ist ganz allein</text:span></text:p>
      <text:p text:style-name="P1">*<text:span text:style-name="T1">Kennen Sie Fräulein Wagner ?</text:span></text:p>
      <text:p text:style-name="P1">*<text:span text:style-name="T1">Der kleine Mann dort ist mein Freu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3:31:16.010000000</meta:creation-date>
    <dc:date>2015-12-10T13:37:22.022000000</dc:date>
    <meta:editing-duration>PT6M5S</meta:editing-duration>
    <meta:editing-cycles>4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21" meta:word-count="125" meta:character-count="649" meta:non-whitespace-character-count="544"/>
  </office:meta>
</office:document-meta>
</file>